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985cb" officeooo:paragraph-rsid="001985cb"/>
    </style:style>
    <style:style style:name="P6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24ebb8" officeooo:paragraph-rsid="0024ebb8"/>
    </style:style>
    <style:style style:name="P8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3d245"/>
    </style:style>
    <style:style style:name="T3" style:family="text">
      <style:text-properties officeooo:rsid="0020b1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Ent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5">Nome del<text:span text:style-name="T3">l’</text:span><text:span text:style-name="T2">ente</text:span>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5">ID autoincrementante</text:p>
          </table:table-cell>
          <table:table-cell table:style-name="Table2.A1" office:value-type="string">
            <text:p text:style-name="P8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6:10:42.990411748</dc:date>
    <meta:editing-duration>PT12M40S</meta:editing-duration>
    <meta:editing-cycles>12</meta:editing-cycles>
    <meta:document-statistic meta:table-count="2" meta:image-count="0" meta:object-count="0" meta:page-count="1" meta:paragraph-count="36" meta:word-count="51" meta:character-count="342" meta:non-whitespace-character-count="327"/>
  </office:meta>
</office:document-meta>
</file>